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 desea informatizar la gestión de una empresa de transportes que reparte paquetes por toda España.</text:p>
      <text:p text:style-name="P1">Los encargados de llevar los paquetes son los camioneros, de los que se quiere guardar el dni, nombre, teléfono, dirección, salario y población en la que vive.</text:p>
      <text:p text:style-name="P1">De los paquetes transportados interesa conocer el código de paquete, descripción, destinatario y dirección del destinatario.</text:p>
      <text:p text:style-name="Text_20_body">Un camionero distribuye muchos paquetes, y un paquete sólo puede ser distribuido por un camionero.</text:p>
      <text:p text:style-name="Text_20_body">De las provincias a las que llegan los paquetes interesa guardar el código de provincia y el nombre.</text:p>
      <text:p text:style-name="Text_20_body">Un paquete sólo puede llegar a una provincia.</text:p>
      <text:p text:style-name="P1">Sin embargo, a una provincia pueden llegar varios paquetes.</text:p>
      <text:p text:style-name="P1">De los camiones que llevan los camioneros, interesa conocer la matrícula, modelo, tipo y potencia.</text:p>
      <text:p text:style-name="P1">Un camionero puede conducir diferentes camiones en fechas diferentes, y un camión puede ser conducido por varios camioner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5:12:19.692964700</meta:creation-date>
    <dc:date>2025-10-29T15:58:04.068745400</dc:date>
    <meta:editing-duration>PT35M30S</meta:editing-duration>
    <meta:editing-cycles>1</meta:editing-cycles>
    <meta:document-statistic meta:table-count="0" meta:image-count="0" meta:object-count="0" meta:page-count="1" meta:paragraph-count="9" meta:word-count="142" meta:character-count="907" meta:non-whitespace-character-count="774"/>
    <meta:generator>LibreOffice/25.8.2.2$Windows_X86_64 LibreOffice_project/d401f2107ccab8f924a8e2df40f573aab7605b6f</meta:generator>
  </office:meta>
</office:document-meta>
</file>